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fcce4" officeooo:paragraph-rsid="001fcce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ll data from style table:</text:p>
      <text:p text:style-name="P1">select * from style_and_order_style;</text:p>
      <text:p text:style-name="P1"/>
      <text:p text:style-name="P1">All data from order table:</text:p>
      <text:p text:style-name="P1">select * from style_and_order_order;</text:p>
      <text:p text:style-name="P1"/>
      <text:p text:style-name="P1">All data from parts table:</text:p>
      <text:p text:style-name="P1">select * from style_and_order_parts;</text:p>
      <text:p text:style-name="P1"/>
      <text:p text:style-name="P1">Parts and Style table query:</text:p>
      <text:p text:style-name="Standard">select * from style_and_order_parts p,style_and_order_style s where p.style_id = s.id;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8T10:57:11.806043200</meta:creation-date>
    <dc:date>2020-01-08T11:18:40.419757069</dc:date>
    <meta:editing-duration>PT11M18S</meta:editing-duration>
    <meta:editing-cycles>1</meta:editing-cycles>
    <meta:document-statistic meta:table-count="0" meta:image-count="0" meta:object-count="0" meta:page-count="1" meta:paragraph-count="8" meta:word-count="42" meta:character-count="300" meta:non-whitespace-character-count="266"/>
    <meta:generator>LibreOffice/6.0.7.3$Linux_X86_64 LibreOffice_project/00m0$Build-3</meta:generator>
  </office:meta>
</office:document-meta>
</file>